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900007E19000063593E3214CD9C89CE8A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39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5.433cm" svg:x="0.508cm" svg:y="0.254cm">
          <draw:image xlink:href="Pictures/2000000900007E19000063593E3214CD9C89CE8A.svm" xlink:type="simple" xlink:show="embed" xlink:actuate="onLoad">
            <text:p/>
          </draw:image>
        </draw:frame>
        <draw:frame draw:style-name="gr2" draw:text-style-name="P2" draw:layer="layout" svg:width="0.502cm" svg:height="0.642cm" svg:x="6.181cm" svg:y="8.227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625cm" fo:page-height="15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7T13:49:03.881381822</meta:creation-date>
    <dc:date>2017-02-27T14:07:42.792224808</dc:date>
    <meta:editing-duration>PT8M38S</meta:editing-duration>
    <meta:editing-cycles>2</meta:editing-cycles>
    <meta:generator>LibreOffice/5.3.0.3$Linux_X86_64 LibreOffice_project/30m0$Build-3</meta:generator>
    <meta:document-statistic meta:object-count="2"/>
  </office:meta>
</office:document-meta>
</file>